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font-name="Liberation Sans1" officeooo:paragraph-rsid="00604bf7"/>
    </style:style>
    <style:style style:name="P2" style:family="paragraph" style:parent-style-name="Text_20_body">
      <style:text-properties style:font-name="Liberation Sans1"/>
    </style:style>
    <style:style style:name="P3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Liberation Sans1" officeooo:paragraph-rsid="0053a532"/>
    </style:style>
    <style:style style:name="P5" style:family="paragraph" style:parent-style-name="Text_20_body">
      <style:text-properties style:font-name="Liberation Sans1" officeooo:paragraph-rsid="005f32cc"/>
    </style:style>
    <style:style style:name="P6" style:family="paragraph" style:parent-style-name="Text_20_body">
      <style:text-properties style:font-name="Liberation Sans1" officeooo:paragraph-rsid="00604bf7"/>
    </style:style>
    <style:style style:name="P7" style:family="paragraph" style:parent-style-name="Text_20_body">
      <style:text-properties style:font-name="Liberation Sans1" officeooo:paragraph-rsid="004c98e9"/>
    </style:style>
    <style:style style:name="P8" style:family="paragraph" style:parent-style-name="Text_20_body">
      <style:text-properties style:font-name="Liberation Sans1" officeooo:paragraph-rsid="006d1a47"/>
    </style:style>
    <style:style style:name="P9" style:family="paragraph" style:parent-style-name="Text_20_body">
      <style:text-properties style:font-name="Liberation Sans1" style:text-underline-style="solid" style:text-underline-width="auto" style:text-underline-color="font-color" fo:font-weight="bold" officeooo:rsid="0053a532" officeooo:paragraph-rsid="0053a532" style:font-weight-asian="bold" style:font-weight-complex="bold"/>
    </style:style>
    <style:style style:name="P10" style:family="paragraph" style:parent-style-name="Standard2">
      <style:text-properties officeooo:paragraph-rsid="004acea2"/>
    </style:style>
    <style:style style:name="P11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officeooo:rsid="006d1a47" officeooo:paragraph-rsid="006d1a47" style:font-size-asian="12pt" style:font-weight-asian="bold" style:font-size-complex="12pt" style:font-weight-complex="bold"/>
    </style:style>
    <style:style style:name="P13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6d1a47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weight="bold" style:font-weight-asian="bold" style:font-weight-complex="bold"/>
    </style:style>
    <style:style style:name="T7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9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10" style:family="text">
      <style:text-properties officeooo:rsid="0050fae3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0pt" fo:language="fr" fo:country="FR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4207179094832" text:id="ct94207179094832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94207178572560" text:id="ct94207178572560">
          <text:insertion>
            <office:change-info>
              <dc:creator>inconnu</dc:creator>
              <dc:date>2009-09-29T10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[Logo Commune]</text:p>
      <text:p text:style-name="P3">Administration Communale de [Nom Commune]<text:line-break/></text:p>
      <text:p text:style-name="P12">Rapport</text:p>
      <text:p text:style-name="P11">Séance du <text:text-input text:description="">view.print_meeting_date()</text:text-input></text:p>
      <text:p text:style-name="P10"><text:span text:style-name="T7">Objet n° </text:span><text:change-start text:change-id="ct94207179094832"/><text:span text:style-name="T8">self</text:span><text:span text:style-name="T7">.getItemNumber(</text:span><text:span text:style-name="T9">for_display=True</text:span><text:span text:style-name="T7">)</text:span><text:change-end text:change-id="ct94207179094832"/><text:span text:style-name="T7"> : </text:span><text:change-start text:change-id="ct94207178572560"/><text:span text:style-name="T7">self.</text:span><text:span text:style-name="T6">Title()</text:span><text:change-end text:change-id="ct94207178572560"/></text:p>
      <text:p text:style-name="P2"><office:annotation><dc:creator>Auteur inconnu</dc:creator><dc:date>2017-01-02T16:15:57</dc:date><text:p text:style-name="P14"><text:span text:style-name="T11">do text if self.getMotivation()</text:span></text:p><text:p text:style-name="P14"><text:span text:style-name="T11">from xhtml(view.printXhtml(self, self.getMotivation()), stylesMapping={'para':'Text body'})</text:span></text:p></office:annotation>motivation</text:p>
      <text:p text:style-name="Text_20_body"><text:span text:style-name="T5"><office:annotation><dc:creator>Auteur inconnu</dc:creator><dc:date>2017-01-02T16:15:23</dc:date><text:p><text:span text:style-name="T13">do text</text:span></text:p><text:p><text:span text:style-name="T13">from xhtml(view.printXhtml(self, ('&lt;p&gt;&lt;strong&gt;DECIDE:&lt;/strong&gt;&lt;/p&gt;', self.getDecision()), keepWithNext=True)</text:span><text:span text:style-name="T12">, stylesMapping={'para':'Text body'}</text:span><text:span text:style-name="T13">)</text:span></text:p></office:annotation></text:span><text:span text:style-name="T5">decision</text:span></text:p>
      <text:section text:style-name="Sect1" text:name="Section2">
        <text:p text:style-name="P8"><text:span text:style-name="T4"><office:annotation><dc:creator>Unknown Author</dc:creator><dc:date>2018-09-28T14:56:34.016129314</dc:date><text:p text:style-name="P14"><text:span text:style-name="T11">do section- with advices=view.printFormatedAdvice()</text:span></text:p></office:annotation></text:span><text:span text:style-name="T4">Avis</text:span><text:span text:style-name="T2"> :</text:span></text:p>
        <text:section text:style-name="Sect1" text:name="Section1">
          <text:p text:style-name="P4"><office:annotation><dc:creator>Unknown Author</dc:creator><dc:date>2018-09-28T14:57:15.784333953</dc:date><text:p text:style-name="P14"><text:span text:style-name="T11">do section- for advice in advices</text:span></text:p></office:annotation><text:span text:style-name="T1"><text:text-input text:description="">advice['name']</text:text-input></text:span> :<text:text-input text:description="">advice['type']</text:text-input></text:p>
          <text:p text:style-name="P4"><office:annotation><dc:creator>Unknown Author</dc:creator><dc:date>2018-09-28T14:59:10.464903070</dc:date><text:p text:style-name="P14"><text:span text:style-name="T11">do text if advice['comment']</text:span></text:p><text:p text:style-name="P14"><text:span text:style-name="T11">from xhtml(view.printXhtml(self, advice['comment']))</text:span></text:p></office:annotation></text:p>
        </text:section>
        <text:p text:style-name="Text_20_body"><office:annotation><dc:creator>Unknown Author</dc:creator><dc:date>2018-09-28T14:57:47.672831610</dc:date><text:p text:style-name="P14"><text:span text:style-name="T11">do text if not advices</text:span></text:p></office:annotation>-</text:p>
      </text:section>
      <text:p text:style-name="P9">Annexes :</text:p>
      <text:p text:style-name="P5"><office:annotation><dc:creator>Auteur inconnu</dc:creator><dc:date>2017-10-11T15:41:39</dc:date><text:p text:style-name="P14"><text:span text:style-name="T11">do text with annexes = </text:span><text:span text:style-name="T12">view.printAllAnnexes()</text:span></text:p><text:p text:style-name="P14"><text:span text:style-name="T12">if annexes</text:span></text:p><text:p text:style-name="P14"><text:span text:style-name="T11">from xhtml(annexes)</text:span></text:p></office:annotation><text:span text:style-name="T10">Annexes</text:span></text:p>
      <text:p text:style-name="P5"><text:span text:style-name="T10"><office:annotation><dc:creator>Auteur inconnu</dc:creator><dc:date>2017-10-11T15:56:07</dc:date><text:p text:style-name="P14"><text:span text:style-name="T11">do text if not view.printAllAnnexes()</text:span></text:p></office:annotation></text:span><text:span text:style-name="T10">-</text:span></text:p>
      <text:p text:style-name="P1"><text:span text:style-name="T2">Annexes </text:span><text:span text:style-name="T3">(après décision) </text:span><text:span text:style-name="T2">:</text:span></text:p>
      <text:p text:style-name="P6"><office:annotation><dc:creator>Auteur inconnu</dc:creator><dc:date>2017-10-11T15:41:39</dc:date><text:p text:style-name="P14"><text:span text:style-name="T11">do text with annexes = </text:span><text:span text:style-name="T12">view.printAllAnnexes(portal_types=['annexDecision'])</text:span></text:p><text:p text:style-name="P14"><text:span text:style-name="T12">if annexes</text:span></text:p><text:p text:style-name="P14"><text:span text:style-name="T11">from xhtml(annexes)</text:span></text:p></office:annotation><text:span text:style-name="T10">Annexes</text:span></text:p>
      <text:p text:style-name="P6"><text:span text:style-name="T10"><office:annotation><dc:creator>Auteur inconnu</dc:creator><dc:date>2017-10-11T15:56:07</dc:date><text:p text:style-name="P14"><text:span text:style-name="T11">do text if not view.printAllAnnexes(</text:span><text:span text:style-name="T12">portal_types=['annexDecision']</text:span><text:span text:style-name="T11">)</text:span></text:p></office:annotation></text:span><text:span text:style-name="T10">-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5-01-19T08:51:35</meta:creation-date>
    <dc:language>fr-FR</dc:language>
    <meta:editing-cycles>90</meta:editing-cycles>
    <meta:editing-duration>PT3H40M28S</meta:editing-duration>
    <meta:initial-creator>Gauthier Bastien</meta:initial-creator>
    <dc:date>2019-10-01T14:28:07.840085295</dc:date>
    <dc:creator>Antoine Duchêne</dc:creator>
    <meta:document-statistic meta:table-count="0" meta:image-count="0" meta:object-count="0" meta:page-count="1" meta:paragraph-count="17" meta:word-count="40" meta:character-count="270" meta:non-whitespace-character-count="252"/>
    <meta:user-defined meta:name="Info 1"/>
    <meta:user-defined meta:name="Info 2"/>
    <meta:user-defined meta:name="Info 3"/>
    <meta:user-defined meta:name="Info 4"/>
  </office:meta>
</office:document-meta>
</file>